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YO PALOMINO, JOHAN ANTHO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25948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75643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YO PALOMINO, JOHAN ANTHO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25948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75643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225948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759239</text:p>
          </table:table-cell>
          <table:table-cell table:style-name="Tabla2.D3" office:value-type="string">
            <text:p text:style-name="P23">4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3:00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